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ABC</text:p>
          </table:table-cell>
          <table:table-cell office:value-type="string" table:style-name="ce1">
            <text:p>ACO</text:p>
          </table:table-cell>
          <table:table-cell office:value-type="string" table:style-name="ce1">
            <text:p>F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il51</text:p>
          </table:table-cell>
          <table:table-cell office:value-type="float" office:value="1.56669293465" table:style-name="ce2">
            <text:p>1.6</text:p>
          </table:table-cell>
          <table:table-cell office:value-type="float" office:value="0.34449468702999997" table:style-name="ce2">
            <text:p>0.3</text:p>
          </table:table-cell>
          <table:table-cell office:value-type="float" office:value="0.10214829169999987" table:style-name="ce2">
            <text:p>0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il76</text:p>
          </table:table-cell>
          <table:table-cell office:value-type="float" office:value="3.8471547931000001" table:style-name="ce2">
            <text:p>3.8</text:p>
          </table:table-cell>
          <table:table-cell office:value-type="float" office:value="0.81536104185999692" table:style-name="ce2">
            <text:p>0.8</text:p>
          </table:table-cell>
          <table:table-cell office:value-type="float" office:value="0.13031495018499964" table:style-name="ce2">
            <text:p>0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oA100</text:p>
          </table:table-cell>
          <table:table-cell office:value-type="float" office:value="5.5201988960000001" table:style-name="ce2">
            <text:p>5.5</text:p>
          </table:table-cell>
          <table:table-cell office:value-type="float" office:value="0.94283182460999893" table:style-name="ce2">
            <text:p>0.9</text:p>
          </table:table-cell>
          <table:table-cell office:value-type="float" office:value="0.14747318277499988" table:style-name="ce2">
            <text:p>0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202</text:p>
          </table:table-cell>
          <table:table-cell office:value-type="float" office:value="25.270132612000001" table:style-name="ce2">
            <text:p>25.3</text:p>
          </table:table-cell>
          <table:table-cell office:value-type="float" office:value="4.3729448422999999" table:style-name="ce2">
            <text:p>4.4</text:p>
          </table:table-cell>
          <table:table-cell office:value-type="float" office:value="0.5262255281999999" table:style-name="ce2">
            <text:p>0.5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Karoline</meta:initial-creator>
    <dc:creator>Karoline</dc:creator>
    <meta:creation-date>2020-09-14T22:40:46Z</meta:creation-date>
    <dc:date>2020-09-14T22:42:08Z</dc:date>
    <meta:editing-duration>PT0S</meta:editing-duration>
  </office:meta>
</office:document-meta>
</file>